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01ec" style:font-size-asian="44pt" style:font-size-complex="44pt"/>
    </style:style>
    <style:style style:name="T4" style:family="text">
      <style:text-properties fo:font-size="44pt" officeooo:rsid="0021a166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LISTA </text:span><text:span text:style-name="T4">1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SETEMBRO DE 2020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1-01T22:55:26.710000000</dc:date>
    <meta:editing-duration>PT7M15S</meta:editing-duration>
    <meta:editing-cycles>7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7" meta:word-count="25" meta:character-count="152" meta:non-whitespace-character-count="131"/>
  </office:meta>
</office:document-meta>
</file>